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6.135cm" svg:y="2.949cm">
            <draw:object draw:notify-on-update-of-ranges="Sheet1.B7:Sheet1.B7 Sheet1.B8:Sheet1.B17 Sheet1.C7:Sheet1.C7 Sheet1.C8:Sheet1.C17 Sheet1.D7:Sheet1.D7 Sheet1.D8:Sheet1.D17 Sheet1.E7:Sheet1.E7 Sheet1.E8:Sheet1.E17 Sheet1.F7:Sheet1.F7 Sheet1.F8:Sheet1.F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6.217cm" svg:y="12.749cm">
            <draw:object draw:notify-on-update-of-ranges="Sheet1.B29:Sheet1.B29 Sheet1.B30:Sheet1.B39 Sheet1.C29:Sheet1.C29 Sheet1.C30:Sheet1.C39 Sheet1.D29:Sheet1.D29 Sheet1.D30:Sheet1.D39 Sheet1.E29:Sheet1.E29 Sheet1.E30:Sheet1.E39 Sheet1.F29:Sheet1.F29 Sheet1.F30:Sheet1.F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6.3cm" svg:y="22.259cm">
            <draw:object draw:notify-on-update-of-ranges="Sheet1.B53:Sheet1.B53 Sheet1.B54:Sheet1.B63 Sheet1.C53:Sheet1.C53 Sheet1.C54:Sheet1.C63 Sheet1.D53:Sheet1.D53 Sheet1.D54:Sheet1.D63 Sheet1.E53:Sheet1.E53 Sheet1.E54:Sheet1.E63 Sheet1.F53:Sheet1.F53 Sheet1.F54:Sheet1.F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4409" calcext:value-type="float">
            <text:p>4409</text:p>
          </table:table-cell>
          <table:table-cell office:value-type="float" office:value="9950" calcext:value-type="float">
            <text:p>9950</text:p>
          </table:table-cell>
          <table:table-cell table:formula="of:=SUM([.B9:.F9])" office:value-type="float" office:value="33432" calcext:value-type="float">
            <text:p>33432</text:p>
          </table:table-cell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office:value-type="float" office:value="21528" calcext:value-type="float">
            <text:p>21528</text:p>
          </table:table-cell>
          <table:table-cell office:value-type="float" office:value="5767" calcext:value-type="float">
            <text:p>5767</text:p>
          </table:table-cell>
          <table:table-cell office:value-type="float" office:value="5326" calcext:value-type="float">
            <text:p>5326</text:p>
          </table:table-cell>
          <table:table-cell office:value-type="float" office:value="14950" calcext:value-type="float">
            <text:p>14950</text:p>
          </table:table-cell>
          <table:table-cell table:formula="of:=SUM([.B10:.F10])" office:value-type="float" office:value="50232" calcext:value-type="float">
            <text:p>50232</text:p>
          </table:table-cell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float" office:value="28728" calcext:value-type="float">
            <text:p>28728</text:p>
          </table:table-cell>
          <table:table-cell office:value-type="float" office:value="8067" calcext:value-type="float">
            <text:p>8067</text:p>
          </table:table-cell>
          <table:table-cell office:value-type="float" office:value="5826" calcext:value-type="float">
            <text:p>5826</text:p>
          </table:table-cell>
          <table:table-cell office:value-type="float" office:value="19950" calcext:value-type="float">
            <text:p>19950</text:p>
          </table:table-cell>
          <table:table-cell table:formula="of:=SUM([.B11:.F11])" office:value-type="float" office:value="67032" calcext:value-type="float">
            <text:p>67032</text:p>
          </table:table-cell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office:value-type="float" office:value="35928" calcext:value-type="float">
            <text:p>35928</text:p>
          </table:table-cell>
          <table:table-cell office:value-type="float" office:value="10367" calcext:value-type="float">
            <text:p>10367</text:p>
          </table:table-cell>
          <table:table-cell office:value-type="float" office:value="6326" calcext:value-type="float">
            <text:p>6326</text:p>
          </table:table-cell>
          <table:table-cell office:value-type="float" office:value="24950" calcext:value-type="float">
            <text:p>24950</text:p>
          </table:table-cell>
          <table:table-cell table:formula="of:=SUM([.B12:.F12])" office:value-type="float" office:value="83832" calcext:value-type="float">
            <text:p>83832</text:p>
          </table:table-cell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43128" calcext:value-type="float">
            <text:p>43128</text:p>
          </table:table-cell>
          <table:table-cell office:value-type="float" office:value="12667" calcext:value-type="float">
            <text:p>12667</text:p>
          </table:table-cell>
          <table:table-cell office:value-type="float" office:value="6826" calcext:value-type="float">
            <text:p>6826</text:p>
          </table:table-cell>
          <table:table-cell office:value-type="float" office:value="29950" calcext:value-type="float">
            <text:p>29950</text:p>
          </table:table-cell>
          <table:table-cell table:formula="of:=SUM([.B13:.F13])" office:value-type="float" office:value="100632" calcext:value-type="float">
            <text:p>100632</text:p>
          </table:table-cell>
        </table:table-row>
        <table:table-row table:style-name="ro1">
          <table:table-cell/>
          <table:table-cell office:value-type="float" office:value="9861" calcext:value-type="float">
            <text:p>9861</text:p>
          </table:table-cell>
          <table:table-cell office:value-type="float" office:value="50328" calcext:value-type="float">
            <text:p>50328</text:p>
          </table:table-cell>
          <table:table-cell office:value-type="float" office:value="14967" calcext:value-type="float">
            <text:p>14967</text:p>
          </table:table-cell>
          <table:table-cell office:value-type="float" office:value="7326" calcext:value-type="float">
            <text:p>7326</text:p>
          </table:table-cell>
          <table:table-cell office:value-type="float" office:value="34950" calcext:value-type="float">
            <text:p>34950</text:p>
          </table:table-cell>
          <table:table-cell table:formula="of:=SUM([.B14:.F14])" office:value-type="float" office:value="117432" calcext:value-type="float">
            <text:p>117432</text:p>
          </table:table-cell>
        </table:table-row>
        <table:table-row table:style-name="ro1">
          <table:table-cell/>
          <table:table-cell office:value-type="float" office:value="11661" calcext:value-type="float">
            <text:p>11661</text:p>
          </table:table-cell>
          <table:table-cell office:value-type="float" office:value="57528" calcext:value-type="float">
            <text:p>57528</text:p>
          </table:table-cell>
          <table:table-cell office:value-type="float" office:value="17267" calcext:value-type="float">
            <text:p>17267</text:p>
          </table:table-cell>
          <table:table-cell office:value-type="float" office:value="7826" calcext:value-type="float">
            <text:p>7826</text:p>
          </table:table-cell>
          <table:table-cell office:value-type="float" office:value="39950" calcext:value-type="float">
            <text:p>39950</text:p>
          </table:table-cell>
          <table:table-cell table:formula="of:=SUM([.B15:.F15])" office:value-type="float" office:value="134232" calcext:value-type="float">
            <text:p>134232</text:p>
          </table:table-cell>
        </table:table-row>
        <table:table-row table:style-name="ro1">
          <table:table-cell/>
          <table:table-cell office:value-type="float" office:value="13461" calcext:value-type="float">
            <text:p>13461</text:p>
          </table:table-cell>
          <table:table-cell office:value-type="float" office:value="64728" calcext:value-type="float">
            <text:p>64728</text:p>
          </table:table-cell>
          <table:table-cell office:value-type="float" office:value="19567" calcext:value-type="float">
            <text:p>19567</text:p>
          </table:table-cell>
          <table:table-cell office:value-type="float" office:value="8326" calcext:value-type="float">
            <text:p>8326</text:p>
          </table:table-cell>
          <table:table-cell office:value-type="float" office:value="44950" calcext:value-type="float">
            <text:p>44950</text:p>
          </table:table-cell>
          <table:table-cell table:formula="of:=SUM([.B16:.F16])" office:value-type="float" office:value="151032" calcext:value-type="float">
            <text:p>151032</text:p>
          </table:table-cell>
        </table:table-row>
        <table:table-row table:style-name="ro1">
          <table:table-cell/>
          <table:table-cell office:value-type="float" office:value="15261" calcext:value-type="float">
            <text:p>15261</text:p>
          </table:table-cell>
          <table:table-cell office:value-type="float" office:value="71928" calcext:value-type="float">
            <text:p>71928</text:p>
          </table:table-cell>
          <table:table-cell office:value-type="float" office:value="21867" calcext:value-type="float">
            <text:p>21867</text:p>
          </table:table-cell>
          <table:table-cell office:value-type="float" office:value="8826" calcext:value-type="float">
            <text:p>8826</text:p>
          </table:table-cell>
          <table:table-cell office:value-type="float" office:value="49950" calcext:value-type="float">
            <text:p>49950</text:p>
          </table:table-cell>
          <table:table-cell table:formula="of:=SUM([.B17:.F17])" office:value-type="float" office:value="167832" calcext:value-type="float">
            <text:p>167832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1983.19" calcext:value-type="float">
            <text:p>1983.19</text:p>
          </table:table-cell>
          <table:table-cell office:value-type="float" office:value="11553.5" calcext:value-type="float">
            <text:p>11553.5</text:p>
          </table:table-cell>
          <table:table-cell office:value-type="float" office:value="3197.07" calcext:value-type="float">
            <text:p>3197.07</text:p>
          </table:table-cell>
          <table:table-cell office:value-type="float" office:value="4512.38" calcext:value-type="float">
            <text:p>4512.38</text:p>
          </table:table-cell>
          <table:table-cell office:value-type="float" office:value="8991.21" calcext:value-type="float">
            <text:p>8991.21</text:p>
          </table:table-cell>
          <table:table-cell table:formula="of:=SUM([.B31:.F31])" office:value-type="float" office:value="30237.35" calcext:value-type="float">
            <text:p>30237.35</text:p>
          </table:table-cell>
        </table:table-row>
        <table:table-row table:style-name="ro1">
          <table:table-cell/>
          <table:table-cell office:value-type="float" office:value="4702.3" calcext:value-type="float">
            <text:p>4702.3</text:p>
          </table:table-cell>
          <table:table-cell office:value-type="float" office:value="14176.6" calcext:value-type="float">
            <text:p>14176.6</text:p>
          </table:table-cell>
          <table:table-cell office:value-type="float" office:value="5558.52" calcext:value-type="float">
            <text:p>5558.52</text:p>
          </table:table-cell>
          <table:table-cell office:value-type="float" office:value="5797.58" calcext:value-type="float">
            <text:p>5797.58</text:p>
          </table:table-cell>
          <table:table-cell office:value-type="float" office:value="10526.2" calcext:value-type="float">
            <text:p>10526.2</text:p>
          </table:table-cell>
          <table:table-cell table:formula="of:=SUM([.B32:.F32])" office:value-type="float" office:value="40761.2" calcext:value-type="float">
            <text:p>40761.2</text:p>
          </table:table-cell>
        </table:table-row>
        <table:table-row table:style-name="ro1">
          <table:table-cell/>
          <table:table-cell office:value-type="float" office:value="6737.99" calcext:value-type="float">
            <text:p>6737.99</text:p>
          </table:table-cell>
          <table:table-cell office:value-type="float" office:value="16397.4" calcext:value-type="float">
            <text:p>16397.4</text:p>
          </table:table-cell>
          <table:table-cell office:value-type="float" office:value="7314.14" calcext:value-type="float">
            <text:p>7314.14</text:p>
          </table:table-cell>
          <table:table-cell office:value-type="float" office:value="6597.59" calcext:value-type="float">
            <text:p>6597.59</text:p>
          </table:table-cell>
          <table:table-cell office:value-type="float" office:value="11656.7" calcext:value-type="float">
            <text:p>11656.7</text:p>
          </table:table-cell>
          <table:table-cell table:formula="of:=SUM([.B33:.F33])" office:value-type="float" office:value="48703.82" calcext:value-type="float">
            <text:p>48703.82</text:p>
          </table:table-cell>
        </table:table-row>
        <table:table-row table:style-name="ro1">
          <table:table-cell/>
          <table:table-cell office:value-type="float" office:value="9103.92" calcext:value-type="float">
            <text:p>9103.92</text:p>
          </table:table-cell>
          <table:table-cell office:value-type="float" office:value="17338.4" calcext:value-type="float">
            <text:p>17338.4</text:p>
          </table:table-cell>
          <table:table-cell office:value-type="float" office:value="8588.51" calcext:value-type="float">
            <text:p>8588.51</text:p>
          </table:table-cell>
          <table:table-cell office:value-type="float" office:value="7135.69" calcext:value-type="float">
            <text:p>7135.69</text:p>
          </table:table-cell>
          <table:table-cell office:value-type="float" office:value="12472.4" calcext:value-type="float">
            <text:p>12472.4</text:p>
          </table:table-cell>
          <table:table-cell table:formula="of:=SUM([.B34:.F34])" office:value-type="float" office:value="54638.92" calcext:value-type="float">
            <text:p>54638.92</text:p>
          </table:table-cell>
        </table:table-row>
        <table:table-row table:style-name="ro1">
          <table:table-cell/>
          <table:table-cell office:value-type="float" office:value="10911.4" calcext:value-type="float">
            <text:p>10911.4</text:p>
          </table:table-cell>
          <table:table-cell office:value-type="float" office:value="17781.4" calcext:value-type="float">
            <text:p>17781.4</text:p>
          </table:table-cell>
          <table:table-cell office:value-type="float" office:value="9803.41" calcext:value-type="float">
            <text:p>9803.41</text:p>
          </table:table-cell>
          <table:table-cell office:value-type="float" office:value="7494.42" calcext:value-type="float">
            <text:p>7494.42</text:p>
          </table:table-cell>
          <table:table-cell office:value-type="float" office:value="13057.9" calcext:value-type="float">
            <text:p>13057.9</text:p>
          </table:table-cell>
          <table:table-cell table:formula="of:=SUM([.B35:.F35])" office:value-type="float" office:value="59048.53" calcext:value-type="float">
            <text:p>59048.53</text:p>
          </table:table-cell>
        </table:table-row>
        <table:table-row table:style-name="ro1">
          <table:table-cell/>
          <table:table-cell office:value-type="float" office:value="12307.5" calcext:value-type="float">
            <text:p>12307.5</text:p>
          </table:table-cell>
          <table:table-cell office:value-type="float" office:value="18099.9" calcext:value-type="float">
            <text:p>18099.9</text:p>
          </table:table-cell>
          <table:table-cell office:value-type="float" office:value="10698.7" calcext:value-type="float">
            <text:p>10698.7</text:p>
          </table:table-cell>
          <table:table-cell office:value-type="float" office:value="7733.57" calcext:value-type="float">
            <text:p>7733.57</text:p>
          </table:table-cell>
          <table:table-cell office:value-type="float" office:value="13472.6" calcext:value-type="float">
            <text:p>13472.6</text:p>
          </table:table-cell>
          <table:table-cell table:formula="of:=SUM([.B36:.F36])" office:value-type="float" office:value="62312.27" calcext:value-type="float">
            <text:p>62312.27</text:p>
          </table:table-cell>
        </table:table-row>
        <table:table-row table:style-name="ro1">
          <table:table-cell/>
          <table:table-cell office:value-type="float" office:value="13394.7" calcext:value-type="float">
            <text:p>13394.7</text:p>
          </table:table-cell>
          <table:table-cell office:value-type="float" office:value="18498.2" calcext:value-type="float">
            <text:p>18498.2</text:p>
          </table:table-cell>
          <table:table-cell office:value-type="float" office:value="11171.3" calcext:value-type="float">
            <text:p>11171.3</text:p>
          </table:table-cell>
          <table:table-cell office:value-type="float" office:value="7893" calcext:value-type="float">
            <text:p>7893</text:p>
          </table:table-cell>
          <table:table-cell office:value-type="float" office:value="13758.5" calcext:value-type="float">
            <text:p>13758.5</text:p>
          </table:table-cell>
          <table:table-cell table:formula="of:=SUM([.B37:.F37])" office:value-type="float" office:value="64715.7" calcext:value-type="float">
            <text:p>64715.7</text:p>
          </table:table-cell>
        </table:table-row>
        <table:table-row table:style-name="ro1">
          <table:table-cell/>
          <table:table-cell office:value-type="float" office:value="14245.7" calcext:value-type="float">
            <text:p>14245.7</text:p>
          </table:table-cell>
          <table:table-cell office:value-type="float" office:value="18773" calcext:value-type="float">
            <text:p>18773</text:p>
          </table:table-cell>
          <table:table-cell office:value-type="float" office:value="11496.9" calcext:value-type="float">
            <text:p>11496.9</text:p>
          </table:table-cell>
          <table:table-cell office:value-type="float" office:value="7999.29" calcext:value-type="float">
            <text:p>7999.29</text:p>
          </table:table-cell>
          <table:table-cell office:value-type="float" office:value="13949.1" calcext:value-type="float">
            <text:p>13949.1</text:p>
          </table:table-cell>
          <table:table-cell table:formula="of:=SUM([.B38:.F38])" office:value-type="float" office:value="66463.99" calcext:value-type="float">
            <text:p>66463.99</text:p>
          </table:table-cell>
        </table:table-row>
        <table:table-row table:style-name="ro1">
          <table:table-cell/>
          <table:table-cell office:value-type="float" office:value="14605.4" calcext:value-type="float">
            <text:p>14605.4</text:p>
          </table:table-cell>
          <table:table-cell office:value-type="float" office:value="18956.2" calcext:value-type="float">
            <text:p>18956.2</text:p>
          </table:table-cell>
          <table:table-cell office:value-type="float" office:value="11714" calcext:value-type="float">
            <text:p>11714</text:p>
          </table:table-cell>
          <table:table-cell office:value-type="float" office:value="8070.15" calcext:value-type="float">
            <text:p>8070.15</text:p>
          </table:table-cell>
          <table:table-cell office:value-type="float" office:value="14374" calcext:value-type="float">
            <text:p>14374</text:p>
          </table:table-cell>
          <table:table-cell table:formula="of:=SUM([.B39:.F39])" office:value-type="float" office:value="67719.75" calcext:value-type="float">
            <text:p>67719.75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2109" calcext:value-type="float">
            <text:p>2109</text:p>
          </table:table-cell>
          <table:table-cell office:value-type="float" office:value="4950" calcext:value-type="float">
            <text:p>4950</text:p>
          </table:table-cell>
          <table:table-cell/>
        </table:table-row>
        <table:table-row table:style-name="ro1">
          <table:table-cell/>
          <table:table-cell office:value-type="float" office:value="996.333" calcext:value-type="float">
            <text:p>996.333</text:p>
          </table:table-cell>
          <table:table-cell office:value-type="float" office:value="11461.4" calcext:value-type="float">
            <text:p>11461.4</text:p>
          </table:table-cell>
          <table:table-cell office:value-type="float" office:value="2982" calcext:value-type="float">
            <text:p>2982</text:p>
          </table:table-cell>
          <table:table-cell office:value-type="float" office:value="4042.33" calcext:value-type="float">
            <text:p>4042.33</text:p>
          </table:table-cell>
          <table:table-cell office:value-type="float" office:value="9083.33" calcext:value-type="float">
            <text:p>9083.33</text:p>
          </table:table-cell>
          <table:table-cell/>
        </table:table-row>
        <table:table-row table:style-name="ro1">
          <table:table-cell/>
          <table:table-cell office:value-type="float" office:value="1963.89" calcext:value-type="float">
            <text:p>1963.89</text:p>
          </table:table-cell>
          <table:table-cell office:value-type="float" office:value="12993.3" calcext:value-type="float">
            <text:p>12993.3</text:p>
          </table:table-cell>
          <table:table-cell office:value-type="float" office:value="4815.33" calcext:value-type="float">
            <text:p>4815.33</text:p>
          </table:table-cell>
          <table:table-cell office:value-type="float" office:value="4983.22" calcext:value-type="float">
            <text:p>4983.22</text:p>
          </table:table-cell>
          <table:table-cell office:value-type="float" office:value="11919.3" calcext:value-type="float">
            <text:p>11919.3</text:p>
          </table:table-cell>
          <table:table-cell/>
        </table:table-row>
        <table:table-row table:style-name="ro1">
          <table:table-cell/>
          <table:table-cell office:value-type="float" office:value="2704.63" calcext:value-type="float">
            <text:p>2704.63</text:p>
          </table:table-cell>
          <table:table-cell office:value-type="float" office:value="14037" calcext:value-type="float">
            <text:p>14037</text:p>
          </table:table-cell>
          <table:table-cell office:value-type="float" office:value="6119.04" calcext:value-type="float">
            <text:p>6119.04</text:p>
          </table:table-cell>
          <table:table-cell office:value-type="float" office:value="5486.93" calcext:value-type="float">
            <text:p>5486.93</text:p>
          </table:table-cell>
          <table:table-cell office:value-type="float" office:value="13756.4" calcext:value-type="float">
            <text:p>13756.4</text:p>
          </table:table-cell>
          <table:table-cell/>
        </table:table-row>
        <table:table-row table:style-name="ro1">
          <table:table-cell/>
          <table:table-cell office:value-type="float" office:value="3198.46" calcext:value-type="float">
            <text:p>3198.46</text:p>
          </table:table-cell>
          <table:table-cell office:value-type="float" office:value="14740.7" calcext:value-type="float">
            <text:p>14740.7</text:p>
          </table:table-cell>
          <table:table-cell office:value-type="float" office:value="6988.17" calcext:value-type="float">
            <text:p>6988.17</text:p>
          </table:table-cell>
          <table:table-cell office:value-type="float" office:value="5822.73" calcext:value-type="float">
            <text:p>5822.73</text:p>
          </table:table-cell>
          <table:table-cell office:value-type="float" office:value="14981.1" calcext:value-type="float">
            <text:p>14981.1</text:p>
          </table:table-cell>
          <table:table-cell/>
        </table:table-row>
        <table:table-row table:style-name="ro1">
          <table:table-cell/>
          <table:table-cell office:value-type="float" office:value="3527.67" calcext:value-type="float">
            <text:p>3527.67</text:p>
          </table:table-cell>
          <table:table-cell office:value-type="float" office:value="15211.4" calcext:value-type="float">
            <text:p>15211.4</text:p>
          </table:table-cell>
          <table:table-cell office:value-type="float" office:value="7567.6" calcext:value-type="float">
            <text:p>7567.6</text:p>
          </table:table-cell>
          <table:table-cell office:value-type="float" office:value="6046.6" calcext:value-type="float">
            <text:p>6046.6</text:p>
          </table:table-cell>
          <table:table-cell office:value-type="float" office:value="15797.5" calcext:value-type="float">
            <text:p>15797.5</text:p>
          </table:table-cell>
          <table:table-cell/>
        </table:table-row>
        <table:table-row table:style-name="ro1">
          <table:table-cell/>
          <table:table-cell office:value-type="float" office:value="3747.15" calcext:value-type="float">
            <text:p>3747.15</text:p>
          </table:table-cell>
          <table:table-cell office:value-type="float" office:value="15525.1" calcext:value-type="float">
            <text:p>15525.1</text:p>
          </table:table-cell>
          <table:table-cell office:value-type="float" office:value="7953.88" calcext:value-type="float">
            <text:p>7953.88</text:p>
          </table:table-cell>
          <table:table-cell office:value-type="float" office:value="6195.84" calcext:value-type="float">
            <text:p>6195.84</text:p>
          </table:table-cell>
          <table:table-cell office:value-type="float" office:value="16341.8" calcext:value-type="float">
            <text:p>16341.8</text:p>
          </table:table-cell>
          <table:table-cell/>
        </table:table-row>
        <table:table-row table:style-name="ro1">
          <table:table-cell/>
          <table:table-cell office:value-type="float" office:value="3893.47" calcext:value-type="float">
            <text:p>3893.47</text:p>
          </table:table-cell>
          <table:table-cell office:value-type="float" office:value="15734.3" calcext:value-type="float">
            <text:p>15734.3</text:p>
          </table:table-cell>
          <table:table-cell office:value-type="float" office:value="8211.4" calcext:value-type="float">
            <text:p>8211.4</text:p>
          </table:table-cell>
          <table:table-cell office:value-type="float" office:value="6295.34" calcext:value-type="float">
            <text:p>6295.34</text:p>
          </table:table-cell>
          <table:table-cell office:value-type="float" office:value="16704.7" calcext:value-type="float">
            <text:p>16704.7</text:p>
          </table:table-cell>
          <table:table-cell/>
        </table:table-row>
        <table:table-row table:style-name="ro1">
          <table:table-cell/>
          <table:table-cell office:value-type="float" office:value="3991.02" calcext:value-type="float">
            <text:p>3991.02</text:p>
          </table:table-cell>
          <table:table-cell office:value-type="float" office:value="15873.7" calcext:value-type="float">
            <text:p>15873.7</text:p>
          </table:table-cell>
          <table:table-cell office:value-type="float" office:value="8383.08" calcext:value-type="float">
            <text:p>8383.08</text:p>
          </table:table-cell>
          <table:table-cell office:value-type="float" office:value="6361.67" calcext:value-type="float">
            <text:p>6361.67</text:p>
          </table:table-cell>
          <table:table-cell office:value-type="float" office:value="16946.6" calcext:value-type="float">
            <text:p>16946.6</text:p>
          </table:table-cell>
          <table:table-cell/>
        </table:table-row>
        <table:table-row table:style-name="ro1">
          <table:table-cell/>
          <table:table-cell office:value-type="float" office:value="4056.05" calcext:value-type="float">
            <text:p>4056.05</text:p>
          </table:table-cell>
          <table:table-cell office:value-type="float" office:value="15966.7" calcext:value-type="float">
            <text:p>15966.7</text:p>
          </table:table-cell>
          <table:table-cell office:value-type="float" office:value="8497.54" calcext:value-type="float">
            <text:p>8497.54</text:p>
          </table:table-cell>
          <table:table-cell office:value-type="float" office:value="6405.89" calcext:value-type="float">
            <text:p>6405.89</text:p>
          </table:table-cell>
          <table:table-cell office:value-type="float" office:value="17107.9" calcext:value-type="float">
            <text:p>17107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8T22:07:53.353984881</dc:date>
    <meta:editing-duration>PT3H19M56S</meta:editing-duration>
    <meta:editing-cycles>1</meta:editing-cycles>
    <meta:document-statistic meta:table-count="1" meta:cell-count="188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2109">
                <text:p>2109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3">
                <text:p>1163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4409">
                <text:p>4409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1">
                <text:p>2661</text:p>
              </table:table-cell>
              <table:table-cell office:value-type="float" office:value="21528">
                <text:p>21528</text:p>
              </table:table-cell>
              <table:table-cell office:value-type="float" office:value="5767">
                <text:p>5767</text:p>
              </table:table-cell>
              <table:table-cell office:value-type="float" office:value="5326">
                <text:p>5326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1">
                <text:p>4461</text:p>
              </table:table-cell>
              <table:table-cell office:value-type="float" office:value="28728">
                <text:p>28728</text:p>
              </table:table-cell>
              <table:table-cell office:value-type="float" office:value="8067">
                <text:p>8067</text:p>
              </table:table-cell>
              <table:table-cell office:value-type="float" office:value="5826">
                <text:p>5826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61">
                <text:p>6261</text:p>
              </table:table-cell>
              <table:table-cell office:value-type="float" office:value="35928">
                <text:p>35928</text:p>
              </table:table-cell>
              <table:table-cell office:value-type="float" office:value="10367">
                <text:p>10367</text:p>
              </table:table-cell>
              <table:table-cell office:value-type="float" office:value="6326">
                <text:p>6326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1">
                <text:p>8061</text:p>
              </table:table-cell>
              <table:table-cell office:value-type="float" office:value="43128">
                <text:p>43128</text:p>
              </table:table-cell>
              <table:table-cell office:value-type="float" office:value="12667">
                <text:p>12667</text:p>
              </table:table-cell>
              <table:table-cell office:value-type="float" office:value="6826">
                <text:p>6826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1">
                <text:p>9861</text:p>
              </table:table-cell>
              <table:table-cell office:value-type="float" office:value="50328">
                <text:p>50328</text:p>
              </table:table-cell>
              <table:table-cell office:value-type="float" office:value="14967">
                <text:p>14967</text:p>
              </table:table-cell>
              <table:table-cell office:value-type="float" office:value="7326">
                <text:p>732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61">
                <text:p>11661</text:p>
              </table:table-cell>
              <table:table-cell office:value-type="float" office:value="57528">
                <text:p>57528</text:p>
              </table:table-cell>
              <table:table-cell office:value-type="float" office:value="17267">
                <text:p>17267</text:p>
              </table:table-cell>
              <table:table-cell office:value-type="float" office:value="7826">
                <text:p>7826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61">
                <text:p>13461</text:p>
              </table:table-cell>
              <table:table-cell office:value-type="float" office:value="64728">
                <text:p>64728</text:p>
              </table:table-cell>
              <table:table-cell office:value-type="float" office:value="19567">
                <text:p>19567</text:p>
              </table:table-cell>
              <table:table-cell office:value-type="float" office:value="8326">
                <text:p>8326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1">
                <text:p>15261</text:p>
              </table:table-cell>
              <table:table-cell office:value-type="float" office:value="71928">
                <text:p>71928</text:p>
              </table:table-cell>
              <table:table-cell office:value-type="float" office:value="21867">
                <text:p>21867</text:p>
              </table:table-cell>
              <table:table-cell office:value-type="float" office:value="8826">
                <text:p>8826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496cm" svg:y="0.379cm" svg:width="12.44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2109">
                <text:p>2109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3.19">
                <text:p>1983.19</text:p>
              </table:table-cell>
              <table:table-cell office:value-type="float" office:value="11553.5">
                <text:p>11553.5</text:p>
              </table:table-cell>
              <table:table-cell office:value-type="float" office:value="3197.07">
                <text:p>3197.07</text:p>
              </table:table-cell>
              <table:table-cell office:value-type="float" office:value="4512.38">
                <text:p>4512.38</text:p>
              </table:table-cell>
              <table:table-cell office:value-type="float" office:value="8991.21">
                <text:p>899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02.3">
                <text:p>4702.3</text:p>
              </table:table-cell>
              <table:table-cell office:value-type="float" office:value="14176.6">
                <text:p>14176.6</text:p>
              </table:table-cell>
              <table:table-cell office:value-type="float" office:value="5558.52">
                <text:p>5558.52</text:p>
              </table:table-cell>
              <table:table-cell office:value-type="float" office:value="5797.58">
                <text:p>5797.58</text:p>
              </table:table-cell>
              <table:table-cell office:value-type="float" office:value="10526.2">
                <text:p>105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7.99">
                <text:p>6737.99</text:p>
              </table:table-cell>
              <table:table-cell office:value-type="float" office:value="16397.4">
                <text:p>16397.4</text:p>
              </table:table-cell>
              <table:table-cell office:value-type="float" office:value="7314.14">
                <text:p>7314.14</text:p>
              </table:table-cell>
              <table:table-cell office:value-type="float" office:value="6597.59">
                <text:p>6597.59</text:p>
              </table:table-cell>
              <table:table-cell office:value-type="float" office:value="11656.7">
                <text:p>116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3.92">
                <text:p>9103.92</text:p>
              </table:table-cell>
              <table:table-cell office:value-type="float" office:value="17338.4">
                <text:p>17338.4</text:p>
              </table:table-cell>
              <table:table-cell office:value-type="float" office:value="8588.51">
                <text:p>8588.51</text:p>
              </table:table-cell>
              <table:table-cell office:value-type="float" office:value="7135.69">
                <text:p>7135.69</text:p>
              </table:table-cell>
              <table:table-cell office:value-type="float" office:value="12472.4">
                <text:p>124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1.4">
                <text:p>10911.4</text:p>
              </table:table-cell>
              <table:table-cell office:value-type="float" office:value="17781.4">
                <text:p>17781.4</text:p>
              </table:table-cell>
              <table:table-cell office:value-type="float" office:value="9803.41">
                <text:p>9803.41</text:p>
              </table:table-cell>
              <table:table-cell office:value-type="float" office:value="7494.42">
                <text:p>7494.42</text:p>
              </table:table-cell>
              <table:table-cell office:value-type="float" office:value="13057.9">
                <text:p>13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7.5">
                <text:p>12307.5</text:p>
              </table:table-cell>
              <table:table-cell office:value-type="float" office:value="18099.9">
                <text:p>18099.9</text:p>
              </table:table-cell>
              <table:table-cell office:value-type="float" office:value="10698.7">
                <text:p>10698.7</text:p>
              </table:table-cell>
              <table:table-cell office:value-type="float" office:value="7733.57">
                <text:p>7733.57</text:p>
              </table:table-cell>
              <table:table-cell office:value-type="float" office:value="13472.6">
                <text:p>1347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94.7">
                <text:p>13394.7</text:p>
              </table:table-cell>
              <table:table-cell office:value-type="float" office:value="18498.2">
                <text:p>18498.2</text:p>
              </table:table-cell>
              <table:table-cell office:value-type="float" office:value="11171.3">
                <text:p>11171.3</text:p>
              </table:table-cell>
              <table:table-cell office:value-type="float" office:value="7893">
                <text:p>7893</text:p>
              </table:table-cell>
              <table:table-cell office:value-type="float" office:value="13758.5">
                <text:p>1375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.7">
                <text:p>14245.7</text:p>
              </table:table-cell>
              <table:table-cell office:value-type="float" office:value="18773">
                <text:p>18773</text:p>
              </table:table-cell>
              <table:table-cell office:value-type="float" office:value="11496.9">
                <text:p>11496.9</text:p>
              </table:table-cell>
              <table:table-cell office:value-type="float" office:value="7999.29">
                <text:p>7999.29</text:p>
              </table:table-cell>
              <table:table-cell office:value-type="float" office:value="13949.1">
                <text:p>1394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5.4">
                <text:p>14605.4</text:p>
              </table:table-cell>
              <table:table-cell office:value-type="float" office:value="18956.2">
                <text:p>18956.2</text:p>
              </table:table-cell>
              <table:table-cell office:value-type="float" office:value="11714">
                <text:p>11714</text:p>
              </table:table-cell>
              <table:table-cell office:value-type="float" office:value="8070.15">
                <text:p>8070.15</text:p>
              </table:table-cell>
              <table:table-cell office:value-type="float" office:value="14374">
                <text:p>1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53:Sheet1.F63" chart:data-source-has-labels="row" svg:x="0.319cm" svg:y="0.18cm" svg:width="13.626cm" svg:height="8.645cm">
          <chartooo:coordinate-region svg:x="1.496cm" svg:y="0.379cm" svg:width="12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63" chart:label-cell-address="Sheet1.B53:Sheet1.B53" chart:class="chart:bar">
            <chart:data-point chart:repeated="10"/>
          </chart:series>
          <chart:series chart:style-name="ch8" chart:values-cell-range-address="Sheet1.C54:Sheet1.C63" chart:label-cell-address="Sheet1.C53:Sheet1.C53" chart:class="chart:bar">
            <chart:data-point chart:repeated="10"/>
          </chart:series>
          <chart:series chart:style-name="ch9" chart:values-cell-range-address="Sheet1.D54:Sheet1.D63" chart:label-cell-address="Sheet1.D53:Sheet1.D53" chart:class="chart:bar">
            <chart:data-point chart:repeated="10"/>
          </chart:series>
          <chart:series chart:style-name="ch10" chart:values-cell-range-address="Sheet1.E54:Sheet1.E63" chart:label-cell-address="Sheet1.E53:Sheet1.E53" chart:class="chart:bar">
            <chart:data-point chart:repeated="10"/>
          </chart:series>
          <chart:series chart:style-name="ch11" chart:values-cell-range-address="Sheet1.F54:Sheet1.F63" chart:label-cell-address="Sheet1.F53:Sheet1.F5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">
                <text:p>663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2109">
                <text:p>2109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33">
                <text:p>996.333</text:p>
              </table:table-cell>
              <table:table-cell office:value-type="float" office:value="11461.4">
                <text:p>11461.4</text:p>
              </table:table-cell>
              <table:table-cell office:value-type="float" office:value="2982">
                <text:p>2982</text:p>
              </table:table-cell>
              <table:table-cell office:value-type="float" office:value="4042.33">
                <text:p>4042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3.89">
                <text:p>1963.89</text:p>
              </table:table-cell>
              <table:table-cell office:value-type="float" office:value="12993.3">
                <text:p>12993.3</text:p>
              </table:table-cell>
              <table:table-cell office:value-type="float" office:value="4815.33">
                <text:p>4815.33</text:p>
              </table:table-cell>
              <table:table-cell office:value-type="float" office:value="4983.22">
                <text:p>4983.22</text:p>
              </table:table-cell>
              <table:table-cell office:value-type="float" office:value="11919.3">
                <text:p>119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.63">
                <text:p>2704.63</text:p>
              </table:table-cell>
              <table:table-cell office:value-type="float" office:value="14037">
                <text:p>14037</text:p>
              </table:table-cell>
              <table:table-cell office:value-type="float" office:value="6119.04">
                <text:p>6119.04</text:p>
              </table:table-cell>
              <table:table-cell office:value-type="float" office:value="5486.93">
                <text:p>5486.93</text:p>
              </table:table-cell>
              <table:table-cell office:value-type="float" office:value="13756.4">
                <text:p>1375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8.46">
                <text:p>3198.46</text:p>
              </table:table-cell>
              <table:table-cell office:value-type="float" office:value="14740.7">
                <text:p>14740.7</text:p>
              </table:table-cell>
              <table:table-cell office:value-type="float" office:value="6988.17">
                <text:p>6988.17</text:p>
              </table:table-cell>
              <table:table-cell office:value-type="float" office:value="5822.73">
                <text:p>5822.73</text:p>
              </table:table-cell>
              <table:table-cell office:value-type="float" office:value="14981.1">
                <text:p>149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7.67">
                <text:p>3527.67</text:p>
              </table:table-cell>
              <table:table-cell office:value-type="float" office:value="15211.4">
                <text:p>15211.4</text:p>
              </table:table-cell>
              <table:table-cell office:value-type="float" office:value="7567.6">
                <text:p>7567.6</text:p>
              </table:table-cell>
              <table:table-cell office:value-type="float" office:value="6046.6">
                <text:p>6046.6</text:p>
              </table:table-cell>
              <table:table-cell office:value-type="float" office:value="15797.5">
                <text:p>1579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7.15">
                <text:p>3747.15</text:p>
              </table:table-cell>
              <table:table-cell office:value-type="float" office:value="15525.1">
                <text:p>15525.1</text:p>
              </table:table-cell>
              <table:table-cell office:value-type="float" office:value="7953.88">
                <text:p>7953.88</text:p>
              </table:table-cell>
              <table:table-cell office:value-type="float" office:value="6195.84">
                <text:p>6195.84</text:p>
              </table:table-cell>
              <table:table-cell office:value-type="float" office:value="16341.8">
                <text:p>1634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.47">
                <text:p>3893.47</text:p>
              </table:table-cell>
              <table:table-cell office:value-type="float" office:value="15734.3">
                <text:p>15734.3</text:p>
              </table:table-cell>
              <table:table-cell office:value-type="float" office:value="8211.4">
                <text:p>8211.4</text:p>
              </table:table-cell>
              <table:table-cell office:value-type="float" office:value="6295.34">
                <text:p>6295.34</text:p>
              </table:table-cell>
              <table:table-cell office:value-type="float" office:value="16704.7">
                <text:p>1670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1.02">
                <text:p>3991.02</text:p>
              </table:table-cell>
              <table:table-cell office:value-type="float" office:value="15873.7">
                <text:p>15873.7</text:p>
              </table:table-cell>
              <table:table-cell office:value-type="float" office:value="8383.08">
                <text:p>8383.08</text:p>
              </table:table-cell>
              <table:table-cell office:value-type="float" office:value="6361.67">
                <text:p>6361.67</text:p>
              </table:table-cell>
              <table:table-cell office:value-type="float" office:value="16946.6">
                <text:p>1694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6.05">
                <text:p>4056.05</text:p>
              </table:table-cell>
              <table:table-cell office:value-type="float" office:value="15966.7">
                <text:p>15966.7</text:p>
              </table:table-cell>
              <table:table-cell office:value-type="float" office:value="8497.54">
                <text:p>8497.54</text:p>
              </table:table-cell>
              <table:table-cell office:value-type="float" office:value="6405.89">
                <text:p>6405.89</text:p>
              </table:table-cell>
              <table:table-cell office:value-type="float" office:value="17107.9">
                <text:p>1710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